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notes">
      <style:graphic-properties draw:fill-color="#ffffff" fo:min-height="12.572cm"/>
      <style:paragraph-properties style:writing-mode="lr-tb"/>
    </style:style>
    <style:style style:name="pr3" style:family="presentation" style:parent-style-name="Predeterminado-title">
      <style:graphic-properties fo:min-height="15.75cm"/>
      <style:paragraph-properties style:writing-mode="lr-tb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7.163cm" svg:x="0cm" svg:y="2.604cm" presentation:class="title" presentation:user-transformed="true">
          <draw:text-box>
            <text:p text:style-name="P1"><text:span text:style-name="T1">Mi esperanza esta en Jesú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Mi esperanza está en Jesús</text:span><text:span text:style-name="T2"><text:line-break/></text:span><text:span text:style-name="T2">En su justicia y en la cruz</text:span><text:span text:style-name="T2"><text:line-break/></text:span><text:span text:style-name="T2">De nadie más dependeré</text:span><text:span text:style-name="T2"><text:line-break/></text:span><text:span text:style-name="T2">Solo en su nombre confiaré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En Jesús fuerte soy</text:span><text:span text:style-name="T2"><text:line-break/></text:span><text:span text:style-name="T2">Solo él mi roca es</text:span><text:span text:style-name="T2"><text:line-break/></text:span><text:span text:style-name="T2">Sobre la tempestad</text:span><text:span text:style-name="T2"><text:line-break/></text:span><text:span text:style-name="T2">Él es Rey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Cuando no puedo ver su faz</text:span><text:span text:style-name="T2"><text:line-break/></text:span><text:span text:style-name="T2">Sé que su gracia es siempre igual</text:span><text:span text:style-name="T2"><text:line-break/></text:span><text:span text:style-name="T2">A la tormenta venceré</text:span><text:span text:style-name="T2"><text:line-break/></text:span><text:span text:style-name="T2">Mi ancla firme esta en él</text:span><text:span text:style-name="T2"><text:line-break/></text:span><text:span text:style-name="T2">Mi ancla firme esta en él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En Jesús fuerte soy</text:span><text:span text:style-name="T2"><text:line-break/></text:span><text:span text:style-name="T2">Solo él mi roca es</text:span><text:span text:style-name="T2"><text:line-break/></text:span><text:span text:style-name="T2">Sobre la tempestad</text:span><text:span text:style-name="T2"><text:line-break/></text:span><text:span text:style-name="T2">Él es Rey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Un día él regresará</text:span><text:span text:style-name="T2"><text:line-break/></text:span><text:span text:style-name="T2">En su presencia voy a estar</text:span><text:span text:style-name="T2"><text:line-break/></text:span><text:span text:style-name="T2">Sin mancha ante él vendré</text:span><text:span text:style-name="T2"><text:line-break/></text:span><text:span text:style-name="T2">Justificado por la f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En Jesús fuerte soy</text:span><text:span text:style-name="T2"><text:line-break/></text:span><text:span text:style-name="T2">Solo él mi roca es</text:span><text:span text:style-name="T2"><text:line-break/></text:span><text:span text:style-name="T2">Sobre la tempestad</text:span><text:span text:style-name="T2"><text:line-break/></text:span><text:span text:style-name="T2">Él es Rey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7T18:44:07.467000000</meta:creation-date>
    <dc:date>2023-01-17T18:53:08.790000000</dc:date>
    <meta:editing-duration>PT9M1S</meta:editing-duration>
    <meta:editing-cycles>1</meta:editing-cycles>
    <meta:document-statistic meta:object-count="42"/>
    <meta:generator>LibreOffice/7.4.4.2$Windows_X86_64 LibreOffice_project/85569322deea74ec9134968a29af2df5663baa21</meta:generator>
  </office:meta>
</office:document-meta>
</file>